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285in" table:align="left"/>
    </style:style>
    <style:style style:name="Table1.A" style:family="table-column">
      <style:table-column-properties style:column-width="1.2104in"/>
    </style:style>
    <style:style style:name="Table1.B" style:family="table-column">
      <style:table-column-properties style:column-width="2.65in"/>
    </style:style>
    <style:style style:name="Table1.C" style:family="table-column">
      <style:table-column-properties style:column-width="1.2944in"/>
    </style:style>
    <style:style style:name="Table1.D" style:family="table-column">
      <style:table-column-properties style:column-width="1.273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fo:font-size="18pt" fo:font-weight="bold" style:font-size-asian="18pt" style:font-weight-asian="bold" style:font-size-complex="18pt" style:font-weight-complex="bold"/>
    </style:style>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Skewness</text:p>
      <text:p text:style-name="Standard"/>
      <text:p text:style-name="Text_20_body">Skewness is a statistical measure that describes the asymmetry of a data distribution around its mean. Here's a breakdown of what skewness means and how it relates to the shape and symmetry of the distribution:</text:p>
      <text:h text:style-name="Heading_20_3" text:outline-level="3">1. Skewness = 0</text:h>
      <text:list xml:id="list8673242127978437032" text:style-name="L5">
        <text:list-item>
          <text:p text:style-name="P13"><text:span text:style-name="Strong_20_Emphasis">Interpretation</text:span>: When skewness is exactly 0, the data distribution is <text:span text:style-name="Strong_20_Emphasis">symmetrical</text:span>.</text:p>
        </text:list-item>
        <text:list-item>
          <text:p text:style-name="P13"><text:span text:style-name="Strong_20_Emphasis">Shape</text:span>: In a symmetric distribution, the left and right sides of the histogram (or curve) are mirror images of each other. The mean, median, and mode are all located at the same central point.</text:p>
        </text:list-item>
        <text:list-item>
          <text:p text:style-name="P5"><text:span text:style-name="Strong_20_Emphasis">Examples</text:span>: A perfectly symmetrical distribution is rare in real-world data, but the <text:span text:style-name="Strong_20_Emphasis">normal distribution</text:span> (bell curve) is a well-known example with skewness of 0.</text:p>
        </text:list-item>
      </text:list>
      <text:h text:style-name="Heading_20_3" text:outline-level="3">2. Skewness &gt; 0 (Positive Skewness)</text:h>
      <text:list xml:id="list6033335011013812333" text:style-name="L6">
        <text:list-item>
          <text:p text:style-name="P14"><text:span text:style-name="Strong_20_Emphasis">Interpretation</text:span>: A distribution with skewness greater than 0 is <text:span text:style-name="Strong_20_Emphasis">positively skewed</text:span> or <text:span text:style-name="Strong_20_Emphasis">right-skewed</text:span>.</text:p>
        </text:list-item>
        <text:list-item>
          <text:p text:style-name="P14"><text:span text:style-name="Strong_20_Emphasis">Shape</text:span>: In a right-skewed distribution, the right tail (values higher than the mean) is <text:span text:style-name="Strong_20_Emphasis">longer</text:span> or <text:span text:style-name="Strong_20_Emphasis">fatter</text:span> than the left tail. This means that there are a few larger values pulling the mean to the right.</text:p>
        </text:list-item>
        <text:list-item>
          <text:p text:style-name="P14"><text:span text:style-name="Strong_20_Emphasis">Median vs. Mean</text:span>: In positively skewed distributions, the <text:span text:style-name="Strong_20_Emphasis">mean</text:span> is usually greater than the <text:span text:style-name="Strong_20_Emphasis">median</text:span>.</text:p>
        </text:list-item>
        <text:list-item>
          <text:p text:style-name="P6"><text:span text:style-name="Strong_20_Emphasis">Examples</text:span>: Income, house prices, and other datasets with a few large values and many smaller values tend to be positively skewed.</text:p>
        </text:list-item>
      </text:list>
      <text:h text:style-name="Heading_20_3" text:outline-level="3">3. Skewness &lt; 0 (Negative Skewness)</text:h>
      <text:list xml:id="list3032514322250597958" text:style-name="L7">
        <text:list-item>
          <text:p text:style-name="P15"><text:span text:style-name="Strong_20_Emphasis">Interpretation</text:span>: A distribution with skewness less than 0 is <text:span text:style-name="Strong_20_Emphasis">negatively skewed</text:span> or <text:span text:style-name="Strong_20_Emphasis">left-skewed</text:span>.</text:p>
        </text:list-item>
        <text:list-item>
          <text:p text:style-name="P15"><text:span text:style-name="Strong_20_Emphasis">Shape</text:span>: In a left-skewed distribution, the left tail (values lower than the mean) is <text:span text:style-name="Strong_20_Emphasis">longer</text:span> or <text:span text:style-name="Strong_20_Emphasis">fatter</text:span> than the right tail, indicating a few smaller values pulling the mean to the left.</text:p>
        </text:list-item>
        <text:list-item>
          <text:p text:style-name="P15"><text:span text:style-name="Strong_20_Emphasis">Median vs. Mean</text:span>: In negatively skewed distributions, the <text:span text:style-name="Strong_20_Emphasis">mean</text:span> is usually less than the <text:span text:style-name="Strong_20_Emphasis">median</text:span>.</text:p>
        </text:list-item>
        <text:list-item>
          <text:p text:style-name="P7"><text:span text:style-name="Strong_20_Emphasis">Examples</text:span>: Test scores (where most students score relatively high but a few score very low) can sometimes show negative skewness.</text:p>
        </text:list-item>
      </text:list>
      <text:h text:style-name="Heading_20_3" text:outline-level="3">Summary of Symmetry and Skewnes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kewness Value</text:p>
            </table:table-cell>
            <table:table-cell table:style-name="Table1.A1" office:value-type="string">
              <text:p text:style-name="Table_20_Heading">Shape</text:p>
            </table:table-cell>
            <table:table-cell table:style-name="Table1.A1" office:value-type="string">
              <text:p text:style-name="Table_20_Heading">Mean vs. Median</text:p>
            </table:table-cell>
            <table:table-cell table:style-name="Table1.A1" office:value-type="string">
              <text:p text:style-name="Table_20_Heading">Symmetry</text:p>
            </table:table-cell>
          </table:table-row>
        </table:table-header-rows>
        <table:table-row>
          <table:table-cell table:style-name="Table1.A1" office:value-type="string">
            <text:p text:style-name="Table_20_Contents">= 0</text:p>
          </table:table-cell>
          <table:table-cell table:style-name="Table1.A1" office:value-type="string">
            <text:p text:style-name="Table_20_Contents">Symmetrical (e.g., normal distribution)</text:p>
          </table:table-cell>
          <table:table-cell table:style-name="Table1.A1" office:value-type="string">
            <text:p text:style-name="Table_20_Contents">Mean ≈ Median</text:p>
          </table:table-cell>
          <table:table-cell table:style-name="Table1.A1" office:value-type="string">
            <text:p text:style-name="Table_20_Contents">Perfect symmetry</text:p>
          </table:table-cell>
        </table:table-row>
        <table:table-row>
          <table:table-cell table:style-name="Table1.A1" office:value-type="string">
            <text:p text:style-name="Table_20_Contents">&gt; 0</text:p>
          </table:table-cell>
          <table:table-cell table:style-name="Table1.A1" office:value-type="string">
            <text:p text:style-name="Table_20_Contents">Right-skewed (positively skewed)</text:p>
          </table:table-cell>
          <table:table-cell table:style-name="Table1.A1" office:value-type="string">
            <text:p text:style-name="Table_20_Contents">Mean &gt; Median</text:p>
          </table:table-cell>
          <table:table-cell table:style-name="Table1.A1" office:value-type="string">
            <text:p text:style-name="Table_20_Contents">Asymmetric</text:p>
          </table:table-cell>
        </table:table-row>
        <table:table-row>
          <table:table-cell table:style-name="Table1.A1" office:value-type="string">
            <text:p text:style-name="Table_20_Contents">&lt; 0</text:p>
          </table:table-cell>
          <table:table-cell table:style-name="Table1.A1" office:value-type="string">
            <text:p text:style-name="Table_20_Contents">Left-skewed (negatively skewed)</text:p>
          </table:table-cell>
          <table:table-cell table:style-name="Table1.A1" office:value-type="string">
            <text:p text:style-name="Table_20_Contents">Mean &lt; Median</text:p>
          </table:table-cell>
          <table:table-cell table:style-name="Table1.A1" office:value-type="string">
            <text:p text:style-name="Table_20_Contents">Asymmetric</text:p>
          </table:table-cell>
        </table:table-row>
      </table:table>
      <text:p text:style-name="Text_20_body">Understanding skewness helps in identifying the direction of outliers and the general shape of the data, which can be essential in choosing the correct statistical methods for analysis.</text:p>
      <text:p text:style-name="Standard"><text:soft-page-break/></text:p>
      <text:p text:style-name="Standard"/>
      <text:p text:style-name="Standard"/>
      <text:p text:style-name="Text_20_body">That's a great question! Let's clarify why, in a <text:span text:style-name="Strong_20_Emphasis">right-skewed</text:span> (positively skewed) distribution, the <text:span text:style-name="Strong_20_Emphasis">mean</text:span> is typically greater than the <text:span text:style-name="Strong_20_Emphasis">median</text:span> and why this is tied to the structure of the data.</text:p>
      <text:h text:style-name="Heading_20_3" text:outline-level="3">Understanding Right-Skewed (Positively Skewed) Distributions</text:h>
      <text:p text:style-name="Text_20_body">In a right-skewed distribution, <text:span text:style-name="Strong_20_Emphasis">most of the data points are clustered towards the lower end (left side)</text:span> of the distribution, but there are a few <text:span text:style-name="Strong_20_Emphasis">extreme high values</text:span> that stretch out the right tail of the distribution. This can create the impression that "most of the data are on the right," but in reality:</text:p>
      <text:list xml:id="list2807536497456040844" text:style-name="L1">
        <text:list-item>
          <text:p text:style-name="P9"><text:span text:style-name="Strong_20_Emphasis">Most of the data are actually on the left (lower values).</text:span></text:p>
        </text:list-item>
        <text:list-item>
          <text:p text:style-name="P1"><text:span text:style-name="Strong_20_Emphasis">The high values in the right tail pull the mean to the right.</text:span></text:p>
        </text:list-item>
      </text:list>
      <text:h text:style-name="Heading_20_4" text:outline-level="4">Why Mean &gt; Median in Right-Skewed Distributions</text:h>
      <text:list xml:id="list5101293303443625893" text:style-name="L2">
        <text:list-item>
          <text:p text:style-name="P10"><text:span text:style-name="Strong_20_Emphasis">Median</text:span>: The median is the middle value of the ordered data, which means it is less affected by extreme values. For example, in a dataset with most values clustered around a low range but a few extreme high values, the median will still be in the lower range because it's the "middle" value when data is ordered.</text:p>
        </text:list-item>
        <text:list-item>
          <text:p text:style-name="P2"><text:span text:style-name="Strong_20_Emphasis">Mean</text:span>: The mean is calculated by averaging all data points, so it <text:span text:style-name="Strong_20_Emphasis">includes the influence of those extreme high values</text:span>. As a result, the mean gets "pulled" towards the right tail (where those extreme values are located).</text:p>
        </text:list-item>
      </text:list>
      <text:p text:style-name="Text_20_body">In short, <text:span text:style-name="Strong_20_Emphasis">the mean is sensitive to outliers and the skewness of the data</text:span>, while the median is not. So, in a right-skewed distribution:</text:p>
      <text:list xml:id="list8251040698543728694" text:style-name="L3">
        <text:list-item>
          <text:p text:style-name="P11">The <text:span text:style-name="Strong_20_Emphasis">mean</text:span> is pulled to the right by those few high values, making it greater than the <text:span text:style-name="Strong_20_Emphasis">median</text:span>.</text:p>
        </text:list-item>
        <text:list-item>
          <text:p text:style-name="P3">The <text:span text:style-name="Strong_20_Emphasis">median</text:span> stays closer to the bulk of the data on the lower end of the distribution.</text:p>
        </text:list-item>
      </text:list>
      <text:h text:style-name="Heading_20_3" text:outline-level="3">Example to Illustrate</text:h>
      <text:p text:style-name="Text_20_body">Imagine a dataset representing monthly incomes in a small town where most people earn around $3,000, but a few high-income individuals earn $20,000 or more:</text:p>
      <text:list xml:id="list6130274059904226805" text:style-name="L4">
        <text:list-item>
          <text:p text:style-name="P12"><text:span text:style-name="Strong_20_Emphasis">Data</text:span>: $2,500, $2,800, $3,000, $3,200, $3,500, $20,000</text:p>
        </text:list-item>
        <text:list-item>
          <text:p text:style-name="P12"><text:span text:style-name="Strong_20_Emphasis">Median</text:span>: The middle value (or average of two middle values) is around $3,100.</text:p>
        </text:list-item>
        <text:list-item>
          <text:p text:style-name="P4"><text:span text:style-name="Strong_20_Emphasis">Mean</text:span>: The average, however, will be significantly higher, perhaps around $5,000, because that $20,000 income pulls it upward.</text:p>
        </text:list-item>
      </text:list>
      <text:p text:style-name="Text_20_body">This is why in a right-skewed distribution, the mean tends to be greater than the median. The high outliers on the right tail "drag" the mean to a higher value than the median, which remains closer to where most data points are concentrated.</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04T16:17:13.04</meta:creation-date>
    <meta:document-statistic meta:table-count="1" meta:image-count="0" meta:object-count="0" meta:page-count="2" meta:paragraph-count="51" meta:word-count="759" meta:character-count="4456"/>
    <dc:date>2024-11-04T16:18:43.94</dc:date>
    <dc:creator>Akram MTir</dc:creator>
    <meta:editing-duration>PT1M31S</meta:editing-duration>
    <meta:editing-cycles>1</meta:editing-cycles>
    <meta:generator>OpenOffice/4.1.11$Win32 OpenOffice.org_project/4111m1$Build-9808</meta:generator>
  </office:meta>
</office:document-meta>
</file>